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style="normal" fo:font-weight="normal" officeooo:rsid="000975ec" officeooo:paragraph-rsid="000975ec" style:font-size-asian="19.25pt" style:font-style-asian="normal" style:font-weight-asian="normal" style:font-size-complex="2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975ec" officeooo:paragraph-rsid="000975ec" style:font-size-asian="19.2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975ec" officeooo:paragraph-rsid="000975e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b75cb" officeooo:paragraph-rsid="000b75c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Header">
      <style:text-properties fo:color="#800000" officeooo:rsid="0005e4e5" officeooo:paragraph-rsid="0005e4e5"/>
    </style:style>
    <style:style style:name="P15" style:family="paragraph" style:parent-style-name="Header">
      <style:text-properties fo:color="#800000" officeooo:rsid="0005e4e5" officeooo:paragraph-rsid="000c0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7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<text:soft-page-break/>2015-2016</text:p>
      <text:p text:style-name="P11">Indice</text:p>
      <text:p text:style-name="P10"/>
      <text:p text:style-name="P12">1 <text:s/>Abstract</text:p>
      <text:p text:style-name="P12"/>
      <text:p text:style-name="P12">2 <text:s/>Utenti destinatari</text:p>
      <text:p text:style-name="P12"/>
      <text:p text:style-name="P12">3 <text:s/>Accessibilità</text:p>
      <text:p text:style-name="P12"><text:tab/>3.1 <text:s/>Separazione tra struttura, presentazione e comportamento</text:p>
      <text:p text:style-name="P12"><text:tab/>3.2 <text:s/>Gestione colori</text:p>
      <text:p text:style-name="P12"><text:tab/>3.3 <text:s/>Tag meta e posizionamento nel browser</text:p>
      <text:p text:style-name="P12"><text:tab/>3.4 <text:s/>Screen reader e gestione immagini</text:p>
      <text:p text:style-name="P12"><text:tab/>3.5 <text:s/>Link interni</text:p>
      <text:p text:style-name="P12"/>
      <text:p text:style-name="P12">4 <text:s/>Usabilità</text:p>
      <text:p text:style-name="P12"/>
      <text:p text:style-name="P12">5 <text:s/>Gerarchia dei file</text:p>
      <text:p text:style-name="P12"/>
      <text:p text:style-name="P12">6 <text:s/>Struttura del sito</text:p>
      <text:p text:style-name="P12"/>
      <text:p text:style-name="P12">7 <text:s/>Presentazione</text:p>
      <text:p text:style-name="P12"><text:tab/>7.1 <text:s/>Divisione dei file</text:p>
      <text:p text:style-name="P12"/>
      <text:p text:style-name="P12">8 <text:s/>Comportamento</text:p>
      <text:p text:style-name="P12"/>
      <text:p text:style-name="P12">9 <text:s/>Gestione dei dati</text:p>
      <text:p text:style-name="P12"><text:tab/>9.1 <text:s/>XML</text:p>
      <text:p text:style-name="P12"><text:span text:style-name="T3"><text:tab/>9.2 <text:s/>Perl</text:span></text:p>
      <text:p text:style-name="P12"><text:tab/></text:p>
      <text:p text:style-name="P13">10 <text:s/>Perl</text:p>
      <text:p text:style-name="P13"><text:tab/>10.1 Gestione pagine</text:p>
      <text:p text:style-name="P13"><text:tab/>10.2 Gestione della sessione</text:p>
      <text:p text:style-name="P13"/>
      <text:p text:style-name="P13">11 <text:s/>Validazione e Test</text:p>
      <text:p text:style-name="P13"><text:tab/>11.1 <text:s/>Validazione</text:p>
      <text:p text:style-name="P13"><text:tab/>11.2 <text:s/>Test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5e4e5"/>
    </style:style>
    <style:style style:name="MP2" style:family="paragraph" style:parent-style-name="Header">
      <style:text-properties fo:color="#800000" officeooo:rsid="0005e4e5" officeooo:paragraph-rsid="000c0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Testo provvisorio non formatt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19:17.422190794</dc:date>
    <meta:editing-duration>PT15M14S</meta:editing-duration>
    <meta:editing-cycles>6</meta:editing-cycles>
    <meta:document-statistic meta:table-count="0" meta:image-count="0" meta:object-count="0" meta:page-count="3" meta:paragraph-count="40" meta:word-count="114" meta:character-count="879" meta:non-whitespace-character-count="770"/>
  </office:meta>
</office:document-meta>
</file>